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667cm" svg:height="1.666cm" draw:transform="rotate (-0.386066830541146) translate (4.442904642056cm 2.2119011655608cm)" svg:viewBox="0 0 668 1667" svg:d="M623 135c93 367 50 1238-211 1505-97 99-265-94-257-248 8-153 13-590-134-875-147-284 509-748 602-382z">
          <text:p/>
        </draw:path>
        <draw:path draw:style-name="gr2" draw:text-style-name="P1" draw:layer="layout" svg:width="0.903cm" svg:height="0.66cm" draw:transform="skewX (0.00122173047639598) rotate (-2.15652882376419) translate (5.10287363820879cm 2.488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551cm" svg:height="0.362cm" draw:transform="skewX (0.00209439510239327) rotate (-2.1547834945122) translate (4.5211128870663cm 3.5208130490873cm)" svg:viewBox="0 0 552 363" svg:d="M286 362c113-10 224-94 258-165 33-71-42-132-128-168-85-34-177-43-285 2-107 45-173 120-101 212 72 91 144 129 256 119z">
          <text:p/>
        </draw:path>
        <draw:path draw:style-name="gr1" draw:text-style-name="P1" draw:layer="layout" svg:width="0.667cm" svg:height="1.666cm" draw:transform="rotate (-0.386066830541146) translate (5.442904642056cm 2.2129011655608cm)" svg:viewBox="0 0 668 1667" svg:d="M623 135c93 367 50 1238-211 1505-97 99-265-94-257-248 8-153 13-590-134-875-147-284 509-748 602-382z">
          <text:p/>
        </draw:path>
        <draw:path draw:style-name="gr2" draw:text-style-name="P1" draw:layer="layout" svg:width="0.903cm" svg:height="0.66cm" draw:transform="skewX (0.00122173047639599) rotate (-2.15652882376419) translate (6.10287363820879cm 2.489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551cm" svg:height="0.362cm" draw:transform="skewX (0.00209439510239313) rotate (-2.1547834945122) translate (5.5211128870663cm 3.5218130490873cm)" svg:viewBox="0 0 552 363" svg:d="M286 362c113-10 224-94 258-165 33-71-42-132-128-168-85-34-177-43-285 2-107 45-173 120-101 212 72 91 144 129 256 11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25:41.941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